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808080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d7ba7d"/>
    </style:style>
    <style:style style:name="T6" style:family="text">
      <style:text-properties fo:color="#f447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 <text:span text:style-name="T3">lang</text:span>=<text:span text:style-name="T4">"pt-br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1"><text:span text:style-name="T1">&lt;</text:span><text:span text:style-name="T2">title</text:span><text:span text:style-name="T1">&gt;</text:span>Atividades Práticas Virtuais 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1">&lt;</text:span><text:span text:style-name="T2">table</text:span><text:span text:style-name="T1">&gt;</text:span></text:p>
      <text:p text:style-name="P1"><text:span text:style-name="T1">&lt;</text:span><text:span text:style-name="T2">thead</text:span><text:span text:style-name="T1">&gt;</text:span></text:p>
      <text:p text:style-name="P1"><text:span text:style-name="T1">&lt;</text:span><text:span text:style-name="T2">th</text:span> <text:span text:style-name="T3">scope</text:span>=<text:span text:style-name="T4">"col"</text:span><text:span text:style-name="T1">&gt;</text:span>Produtos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 <text:span text:style-name="T3">scope</text:span>=<text:span text:style-name="T4">"col"</text:span><text:span text:style-name="T1">&gt;</text:span>Quantidade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 <text:span text:style-name="T3">scope</text:span>=<text:span text:style-name="T4">"col"</text:span><text:span text:style-name="T1">&gt;</text:span>Valor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 <text:span text:style-name="T3">scope</text:span>=<text:span text:style-name="T4">"col"</text:span><text:span text:style-name="T1">&gt;</text:span>Total<text:span text:style-name="T1">&lt;/</text:span><text:span text:style-name="T2">th</text:span><text:span text:style-name="T1">&gt;</text:span></text:p>
      <text:p text:style-name="P1"><text:span text:style-name="T1">&lt;/</text:span><text:span text:style-name="T2">thead</text:span><text:span text:style-name="T1">&gt;</text:span></text:p>
      <text:p text:style-name="P1"><text:span text:style-name="T1">&lt;</text:span><text:span text:style-name="T2">tbody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 <text:span text:style-name="T3">scope</text:span>=<text:span text:style-name="T4">"row"</text:span><text:span text:style-name="T1">&gt;</text:span>PenDr 32Gb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0.00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R$ 40.00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 <text:span text:style-name="T3">scope</text:span>=<text:span text:style-name="T4">"row"</text:span><text:span text:style-name="T1">&gt;</text:span>Mouse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40.00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R$ 120.00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 <text:span text:style-name="T3">scope</text:span>=<text:span text:style-name="T4">"row"</text:span><text:span text:style-name="T1">&gt;</text:span>HDExt. 320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60.00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R$ 160.00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 <text:span text:style-name="T3">scope</text:span>=<text:span text:style-name="T4">"row"</text:span><text:span text:style-name="T1">&gt;</text:span>Frete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 <text:span text:style-name="T3">colspan</text:span>=<text:span text:style-name="T4">"2"</text:span><text:span text:style-name="T1">&gt;</text:span>CEP: 13087-610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R$ 25.00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/</text:span><text:span text:style-name="T2">tbody</text:span><text:span text:style-name="T1">&gt;</text:span></text:p>
      <text:p text:style-name="P1"><text:span text:style-name="T1">&lt;</text:span><text:span text:style-name="T2">tfoot</text:span><text:span text:style-name="T1">&gt;</text:span></text:p>
      <text:p text:style-name="P1"><text:span text:style-name="T1">&lt;</text:span><text:span text:style-name="T2">th</text:span> <text:span text:style-name="T3">scope</text:span>=<text:span text:style-name="T4">"row"</text:span> <text:span text:style-name="T3">colspan</text:span>=<text:span text:style-name="T4">"3"</text:span> <text:span text:style-name="T6">align</text:span>=<text:span text:style-name="T4">"left"</text:span><text:span text:style-name="T1">&gt;</text:span>Valor Total:<text:span text:style-name="T1">&lt;/</text:span><text:span text:style-name="T2">th</text:span><text:span text:style-name="T1">&gt;</text:span></text:p>
      <text:p text:style-name="P1"><text:span text:style-name="T1">&lt;</text:span><text:span text:style-name="T2">td</text:span><text:span text:style-name="T1">&gt;</text:span>R$ 345.00<text:span text:style-name="T1">&lt;/</text:span><text:span text:style-name="T2">td</text:span><text:span text:style-name="T1">&gt;</text:span></text:p>
      <text:p text:style-name="P1"><text:span text:style-name="T1">&lt;/</text:span><text:span text:style-name="T2">tfoot</text:span><text:span text:style-name="T1">&gt;</text:span></text:p>
      <text:p text:style-name="P1"><text:span text:style-name="T1">&lt;/</text:span><text:span text:style-name="T2">table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P2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1T17:50:12.601173436</meta:creation-date>
    <dc:date>2020-03-21T19:15:47.688664820</dc:date>
    <meta:editing-duration>PT55S</meta:editing-duration>
    <meta:editing-cycles>3</meta:editing-cycles>
    <meta:generator>LibreOffice/6.4.1.2$Linux_X86_64 LibreOffice_project/e1ad903d8acbc5f5b474f1d8ec3defef24b8c46b</meta:generator>
    <meta:document-statistic meta:table-count="0" meta:image-count="0" meta:object-count="0" meta:page-count="1" meta:paragraph-count="46" meta:word-count="73" meta:character-count="709" meta:non-whitespace-character-count="682"/>
  </office:meta>
</office:document-meta>
</file>